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c005e" officeooo:paragraph-rsid="000c005e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8997e" officeooo:paragraph-rsid="0008997e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1bb5" officeooo:paragraph-rsid="000f1b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042f" officeooo:paragraph-rsid="000f1bb5" style:font-size-asian="10.5pt" style:font-weight-asian="normal" style:font-size-complex="12pt" style:font-weight-complex="normal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style:style style:name="T3" style:family="text">
      <style:text-properties officeooo:rsid="000908e0"/>
    </style:style>
    <style:style style:name="T4" style:family="text">
      <style:text-properties officeooo:rsid="00098749"/>
    </style:style>
    <style:style style:name="T5" style:family="text">
      <style:text-properties officeooo:rsid="000c0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3358585977" text:style-name="L1">
        <text:list-item>
          <text:p text:style-name="P4">React.js Client <text:span text:style-name="T1">(in progress)</text:span></text:p>
        </text:list-item>
        <text:list-item>
          <text:p text:style-name="P4">Bash Script zur Installation wichtiger node_modules <text:span text:style-name="T4">(done)</text:span></text:p>
        </text:list-item>
        <text:list-item>
          <text:p text:style-name="P4">Sample Page um die Suchresultate anzuzeigen</text:p>
        </text:list-item>
        <text:list-item>
          <text:p text:style-name="P4"><text:span text:style-name="T5">Daten crawlen</text:span> <text:span text:style-name="T5">(in progress)</text:span></text:p>
        </text:list-item>
        <text:list-item>
          <text:p text:style-name="P7">WebService (...)</text:p>
        </text:list-item>
      </text:list>
      <text:p text:style-name="P3">Nemec:</text:p>
      <text:list xml:id="list3160687364" text:style-name="L2">
        <text:list-item>
          <text:p text:style-name="P5">Android Client <text:span text:style-name="T1">(in progress)</text:span></text:p>
        </text:list-item>
        <text:list-item>
          <text:p text:style-name="P8">Create Datamodel (done)</text:p>
        </text:list-item>
        <text:list-item>
          <text:p text:style-name="P9">Create tables for database in Oracle-SQL <text:span text:style-name="T2">(done)</text:span></text:p>
        </text:list-item>
      </text:list>
      <text:p text:style-name="P3">Gerges:</text:p>
      <text:list xml:id="list3389648306" text:style-name="L3">
        <text:list-item>
          <text:p text:style-name="P6">C# Client <text:span text:style-name="T1">(in progress)</text:span></text:p>
        </text:list-item>
        <text:list-item>
          <text:p text:style-name="P10">Create Datamodel <text:span text:style-name="T2">(done)</text:span></text:p>
        </text:list-item>
        <text:list-item>
          <text:p text:style-name="P11">Create temporary data for tables <text:span text:style-name="T3">(done)</text:span></text:p>
        </text:list-item>
        <text:list-item>
          <text:p text:style-name="P12">Create Ubuntu-VM, so that everybody has the same environment with all needed libraries (done)</text:p>
        </text:list-item>
      </text:list>
      <text:p text:style-name="P13"/>
      <text:p text:style-name="P13"/>
      <text:p text:style-name="P14">Status: 14.12.2018 (Vergleich: 07.12.2018)</text:p>
      <text:p text:style-name="P14">Arbeiten an der Android App. Designed, nötige Activities erstellt, mit statischen Werten gearbeitet, um zu veranschaulichen, wie es ausschauen soll, da der Server noch nicht steht. </text:p>
      <text:p text:style-name="P14"/>
      <text:p text:style-name="P14">Heraussuchen einer C# Library für die Gestaltung des Clients</text:p>
      <text:p text:style-name="P14"/>
      <text:p text:style-name="P14">Logisches überlegen und diskutiert im Team, wie wir mit dem Crawler/Webservice weiter arbeiten werden und welche Routen wir brauchen werden. Überlegung der Speicherung der Daten in der Datenbank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8-12-14T08:45:15.892147419</dc:date>
    <meta:editing-duration>PT50M57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47" meta:character-count="976" meta:non-whitespace-character-count="860"/>
  </office:meta>
</office:document-meta>
</file>